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2" style:family="paragraph" style:parent-style-name="Standard">
      <style:paragraph-properties fo:text-align="start" style:justify-single-word="false"/>
      <style:text-properties style:font-name="FreeSans1" fo:font-size="6pt" officeooo:rsid="0013b859" officeooo:paragraph-rsid="004e6077" style:font-size-asian="6pt" style:font-size-complex="6pt"/>
    </style:style>
    <style:style style:name="P3" style:family="paragraph" style:parent-style-name="Standard">
      <style:text-properties style:font-name="FreeSans1" officeooo:rsid="0007a16d" officeooo:paragraph-rsid="0007a16d"/>
    </style:style>
    <style:style style:name="P4" style:family="paragraph" style:parent-style-name="Standard">
      <style:paragraph-properties fo:line-height="4.2cm"/>
      <style:text-properties style:font-name="FreeSans1" officeooo:rsid="0015d803" officeooo:paragraph-rsid="0043f0da"/>
    </style:style>
    <style:style style:name="P5" style:family="paragraph" style:parent-style-name="Standard">
      <style:paragraph-properties fo:line-height="1.75cm"/>
      <style:text-properties style:font-name="FreeSans1" officeooo:rsid="0015d803" officeooo:paragraph-rsid="0043f0da"/>
    </style:style>
    <style:style style:name="P6" style:family="paragraph" style:parent-style-name="Standard">
      <style:text-properties style:font-name="FreeSans1" officeooo:rsid="003daa37" officeooo:paragraph-rsid="004b3e04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9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3f0da"/>
    </style:style>
    <style:style style:name="P10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c98ff"/>
    </style:style>
    <style:style style:name="P11" style:family="paragraph" style:parent-style-name="Standard">
      <style:text-properties style:font-name="BetecknaLowerCase1" officeooo:rsid="001290e9" officeooo:paragraph-rsid="003f1d78"/>
    </style:style>
    <style:style style:name="P12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13" style:family="paragraph">
      <style:text-properties style:font-name="BetecknaLowerCase1" fo:font-size="96pt" style:font-size-asian="96pt" style:font-size-complex="96pt"/>
    </style:style>
    <style:style style:name="P14" style:family="paragraph">
      <style:text-properties style:font-name="FreeSans1"/>
    </style:style>
    <style:style style:name="P15" style:family="paragraph">
      <style:paragraph-properties fo:text-align="center"/>
      <style:text-properties fo:font-size="12pt"/>
    </style:style>
    <style:style style:name="P16" style:family="paragraph">
      <style:paragraph-properties fo:text-align="center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style:font-name="FreeSans" fo:font-size="12pt" officeooo:rsid="001a7abf" style:font-name-asian="FreeSans" style:font-size-asian="12pt" style:font-name-complex="FreeSans" style:font-size-complex="12pt"/>
    </style:style>
    <style:style style:name="T4" style:family="text">
      <style:text-properties fo:font-size="48pt" officeooo:rsid="0043f0da" style:font-size-asian="48pt" style:font-size-complex="48pt"/>
    </style:style>
    <style:style style:name="T5" style:family="text">
      <style:text-properties officeooo:rsid="0043f0da" style:font-size-complex="6pt"/>
    </style:style>
    <style:style style:name="T6" style:family="text">
      <style:text-properties officeooo:rsid="001a7abf" style:font-name-asian="Droid Sans Fallback" style:font-name-complex="FreeSans2"/>
    </style:style>
    <style:style style:name="T7" style:family="text">
      <style:text-properties officeooo:rsid="0048d5ad" style:font-name-asian="Droid Sans Fallback" style:font-name-complex="FreeSans2"/>
    </style:style>
    <style:style style:name="T8" style:family="text">
      <style:text-properties officeooo:rsid="00443af2" style:font-name-asian="Droid Sans Fallback" style:font-name-complex="FreeSans2"/>
    </style:style>
    <style:style style:name="T9" style:family="text">
      <style:text-properties officeooo:rsid="004ac25f" style:font-name-asian="Droid Sans Fallback" style:font-name-complex="FreeSans2"/>
    </style:style>
    <style:style style:name="T10" style:family="text">
      <style:text-properties officeooo:rsid="004ac486" style:font-name-asian="Droid Sans Fallback" style:font-name-complex="FreeSans2"/>
    </style:style>
    <style:style style:name="T11" style:family="text">
      <style:text-properties officeooo:rsid="0043f0da"/>
    </style:style>
    <style:style style:name="T12" style:family="text">
      <style:text-properties officeooo:rsid="00443af2"/>
    </style:style>
    <style:style style:name="T13" style:family="text">
      <style:text-properties fo:font-size="12pt" officeooo:rsid="0015d803" style:font-name-asian="Droid Sans Fallback" style:font-size-asian="12pt" style:font-name-complex="FreeSans2" style:font-size-complex="12pt"/>
    </style:style>
    <style:style style:name="T14" style:family="text">
      <style:text-properties fo:font-size="12pt" officeooo:rsid="001a7abf" style:font-name-asian="Droid Sans Fallback" style:font-size-asian="12pt" style:font-name-complex="FreeSans2" style:font-size-complex="12pt"/>
    </style:style>
    <style:style style:name="T15" style:family="text">
      <style:text-properties fo:font-size="12pt" officeooo:rsid="004b3e04" style:font-name-asian="Droid Sans Fallback" style:font-size-asian="12pt" style:font-name-complex="FreeSans2" style:font-size-complex="12pt"/>
    </style:style>
    <style:style style:name="T16" style:family="text">
      <style:text-properties officeooo:rsid="004e4ae1"/>
    </style:style>
    <style:style style:name="T17" style:family="text">
      <style:text-properties officeooo:rsid="001f5956"/>
    </style:style>
    <style:style style:name="T18" style:family="text">
      <style:text-properties style:font-name="BetecknaLowerCase1" fo:font-size="96pt" style:font-size-asian="96pt" style:font-size-complex="96pt"/>
    </style:style>
    <style:style style:name="T19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="" draw:marker-start-width="0.199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width="0.049cm" svg:stroke-color="#000000" draw:marker-start-width="0.427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3" svg:width="4.696cm" svg:height="6.111cm" svg:x="14.527cm" svg:y="1.579cm">
        <draw:text-box>
          <text:p><text:span text:style-name="T18">Z</text:span></text:p>
        </draw:text-box>
      </draw:frame>
      <draw:frame text:anchor-type="page" text:anchor-page-number="1" draw:z-index="1" draw:style-name="gr2" draw:text-style-name="P14" svg:width="0.237cm" svg:height="0.579cm" svg:x="15.722cm" svg:y="3.933cm">
        <draw:text-box>
          <text:p><text:span text:style-name="T19">1</text:span></text:p>
        </draw:text-box>
      </draw:frame>
      <draw:frame text:anchor-type="page" text:anchor-page-number="1" draw:z-index="2" draw:style-name="gr2" draw:text-style-name="P14" svg:width="0.237cm" svg:height="0.579cm" svg:x="15.591cm" svg:y="4.879cm">
        <draw:text-box>
          <text:p><text:span text:style-name="T19">2</text:span></text:p>
        </draw:text-box>
      </draw:frame>
      <draw:line text:anchor-type="page" text:anchor-page-number="1" draw:z-index="3" draw:style-name="gr3" draw:text-style-name="P15" svg:x1="16.912cm" svg:y1="4.11cm" svg:x2="15.616cm" svg:y2="6.082cm">
        <text:p/>
      </draw:line>
      <draw:line text:anchor-type="page" text:anchor-page-number="1" draw:z-index="4" draw:style-name="gr4" draw:text-style-name="P15" svg:x1="16.115cm" svg:y1="4.179cm" svg:x2="16.754cm" svg:y2="4.179cm">
        <text:p/>
      </draw:line>
      <draw:line text:anchor-type="page" text:anchor-page-number="1" draw:z-index="5" draw:style-name="gr4" draw:text-style-name="P15" svg:x1="15.773cm" svg:y1="6.209cm" svg:x2="17.807cm" svg:y2="6.209cm">
        <text:p/>
      </draw:line>
      <draw:frame text:anchor-type="page" text:anchor-page-number="1" draw:z-index="6" draw:style-name="gr2" draw:text-style-name="P14" svg:width="0.237cm" svg:height="0.579cm" svg:x="16.563cm" svg:y="6.348cm">
        <draw:text-box>
          <text:p><text:span text:style-name="T19">3</text:span></text:p>
        </draw:text-box>
      </draw:frame>
      <text:p text:style-name="P7">LATIN CAPITAL LETTER <text:span text:style-name="T11">Z</text:span></text:p>
      <text:p text:style-name="P8">Das große <text:span text:style-name="T16">Tsett</text:span></text:p>
      <text:p text:style-name="P3"/>
      <text:p text:style-name="P6"><text:span text:style-name="T12">Zug </text:span><text:span text:style-name="T2">•</text:span><text:span text:style-name="T6"> </text:span><text:span text:style-name="T7">Ziel</text:span><text:span text:style-name="T8"> </text:span><text:span text:style-name="T2">•</text:span><text:span text:style-name="T6"> </text:span><text:span text:style-name="T9">Zeit</text:span><text:span text:style-name="T8"> </text:span><text:span text:style-name="T2">•</text:span><text:span text:style-name="T6"> </text:span><text:span text:style-name="T10">Zimmer</text:span><text:span text:style-name="T8"> </text:span><text:span text:style-name="T2">•</text:span><text:span text:style-name="T6"> </text:span><text:span text:style-name="T10">Zukunft</text:span><text:span text:style-name="T13"> </text:span><text:span text:style-name="T3">•</text:span><text:span text:style-name="T14"> </text:span><text:span text:style-name="T15">Zeitung</text:span></text:p>
      <text:p text:style-name="P4"><text:span text:style-name="Outline_5f_very_5f_large"><text:span text:style-name="T11">ZZZZ</text:span></text:span></text:p>
      <text:p text:style-name="P5"><text:span text:style-name="Outline_5f_large"><text:span text:style-name="T4">ZZZZZZZZZZZ</text:span></text:span></text:p>
      <text:p text:style-name="P11"><text:span text:style-name="Outline"><text:span text:style-name="T5">ZZZZZZZZZZZZZZZZZZZZZZZZ</text:span></text:span></text:p>
      <text:p text:style-name="P10"><text:span text:style-name="Outline"><text:span text:style-name="T5">ZZZZZZZZZZZZZZZZZZZZZZZZ</text:span></text:span></text:p>
      <text:p text:style-name="P10"><text:span text:style-name="Outline"><text:span text:style-name="T5">ZZZZZZZZZZZZZZZZZZZZZZZZ</text:span></text:span></text:p>
      <text:p text:style-name="P10"><text:span text:style-name="Outline"><text:span text:style-name="T5">ZZZZZZZZZZZZZZZZZZZZZZZZ</text:span></text:span></text:p>
      <text:p text:style-name="P10"><text:span text:style-name="Outline"><text:span text:style-name="T5">ZZZZZZZZZZZZZZZZZZZZZZZZ</text:span></text:span></text:p>
      <text:p text:style-name="P10"><text:span text:style-name="Outline"><text:span text:style-name="T5">ZZZZZZZZZZZZZZZZZZZZZZZZ</text:span></text:span></text:p>
      <text:p text:style-name="P10"><text:span text:style-name="Outline"><text:span text:style-name="T5">ZZZZZZZZZZZZZZZZZZZZZZZZ</text:span></text:span></text:p>
      <text:p text:style-name="P10"><text:span text:style-name="Outline"><text:span text:style-name="T5">ZZZZZZZZZZZZZZZZZZZZZZZZ</text:span></text:span></text:p>
      <text:p text:style-name="P10"><text:span text:style-name="Outline"><text:span text:style-name="T5">ZZZZZZZZZZZZZZZZZZZZZZZZ</text:span></text:span></text:p>
      <text:p text:style-name="P10"><text:span text:style-name="Outline"><text:span text:style-name="T5">ZZZZZZZZZZZZZZZZZZZZZZZZ</text:span></text:span></text:p>
      <text:p text:style-name="P10"><text:span text:style-name="Outline"><text:span text:style-name="T5">ZZZZZZZZZZZZZZZZZZZZZZZZ</text:span></text:span></text:p>
      <text:p text:style-name="P10"><text:span text:style-name="Outline"><text:span text:style-name="T5">ZZZZZZZZZZZZZZZZZZZZZZZZ</text:span></text:span></text:p>
      <text:p text:style-name="P10"><text:span text:style-name="Outline"><text:span text:style-name="T5">ZZZZZZZZZZZZZZZZZZZZZZZZ</text:span></text:span></text:p>
      <text:p text:style-name="P10"><draw:line text:anchor-type="paragraph" draw:z-index="7" draw:style-name="gr5" draw:text-style-name="P16" svg:x1="0cm" svg:y1="0.319cm" svg:x2="17cm" svg:y2="0.319cm"><text:p/></draw:line><draw:line text:anchor-type="paragraph" draw:z-index="8" draw:style-name="gr5" draw:text-style-name="P16" svg:x1="0cm" svg:y1="0.72cm" svg:x2="17cm" svg:y2="0.72cm"><text:p/></draw:line><draw:line text:anchor-type="paragraph" draw:z-index="9" draw:style-name="gr5" draw:text-style-name="P16" svg:x1="0cm" svg:y1="0.921cm" svg:x2="17cm" svg:y2="0.921cm"><text:p/></draw:line><draw:line text:anchor-type="paragraph" draw:z-index="10" draw:style-name="gr5" draw:text-style-name="P16" svg:x1="0cm" svg:y1="0.52cm" svg:x2="17cm" svg:y2="0.52cm"><text:p/></draw:line><text:span text:style-name="Outline"><text:span text:style-name="T5">Z</text:span></text:span></text:p>
      <text:p text:style-name="P9"><draw:line text:anchor-type="paragraph" draw:z-index="11" draw:style-name="gr5" draw:text-style-name="P16" svg:x1="0cm" svg:y1="0.319cm" svg:x2="17cm" svg:y2="0.319cm"><text:p/></draw:line><draw:line text:anchor-type="paragraph" draw:z-index="12" draw:style-name="gr5" draw:text-style-name="P16" svg:x1="0cm" svg:y1="0.921cm" svg:x2="17cm" svg:y2="0.921cm"><text:p/></draw:line><text:span text:style-name="Outline"><text:span text:style-name="T5">Z</text:span></text:span></text:p>
      <text:p text:style-name="P1"/>
      <text:p text:style-name="P1"/>
      <text:p text:style-name="P1"/>
      <text:p text:style-name="P1"/>
      <text:p text:style-name="P2"><text:span text:style-name="T1">©</text:span> Copyright 2016 Stephan Kreutzer, <text:span text:style-name="T17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3:02:23.777259058</dc:date>
    <dc:creator>Stephan Kreutzer</dc:creator>
    <meta:editing-duration>PT2H41S</meta:editing-duration>
    <meta:editing-cycles>76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52" meta:character-count="579" meta:non-whitespace-character-count="548"/>
  </office:meta>
</office:document-meta>
</file>